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9.212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24pt" style:font-size-asian="24pt" style:font-size-complex="24pt"/>
    </style:style>
    <style:style style:name="T1" style:family="text">
      <style:text-properties fo:color="#0000bb" fo:font-family="'DejaVu Sans Mono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7700" fo:font-family="'DejaVu Sans Mono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color="#ff8000" fo:font-family="'DejaVu Sans Mono'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cm" svg:height="19.462cm" svg:x="0.5cm" svg:y="0.538cm">
          <draw:text-box>
            <text:p text:style-name="P1"><text:span text:style-name="T1">&lt;?php</text:span></text:p>
            <text:p text:style-name="P1"><text:span text:style-name="T2"/></text:p>
            <text:p text:style-name="P1"><text:span text:style-name="T3">echo </text:span><text:span text:style-name="T1">$this</text:span><text:span text:style-name="T3">-&gt;</text:span><text:span text:style-name="T1">headLink</text:span><text:span text:style-name="T3">();</text:span></text:p>
            <text:p text:style-name="P1"><text:span text:style-name="T2"/></text:p>
            <text:p text:style-name="P1"><text:span text:style-name="T4">/**</text:span></text:p>
            <text:p text:style-name="P1"><text:span text:style-name="T4"> </text:span><text:span text:style-name="T4">* Zend_View::__call</text:span></text:p>
            <text:p text:style-name="P1"><text:span text:style-name="T4"> </text:span><text:span text:style-name="T4">*  Zend_View::getHelper</text:span></text:p>
            <text:p text:style-name="P1"><text:span text:style-name="T4"> </text:span><text:span text:style-name="T4">*   Zend_View::_getPlugin</text:span></text:p>
            <text:p text:style-name="P1"><text:span text:style-name="T4"> </text:span><text:span text:style-name="T4">*    Zend_Loader_PluginLoader::load</text:span></text:p>
            <text:p text:style-name="P1"><text:span text:style-name="T4"> </text:span><text:span text:style-name="T4">*     Zend_Loader::isReadable</text:span></text:p>
            <text:p text:style-name="P1"><text:span text:style-name="T4"> </text:span><text:span text:style-name="T4">*      call_user_func</text:span></text:p>
            <text:p text:style-name="P1"><text:span text:style-name="T4"> </text:span><text:span text:style-name="T4">*       Zend_Loader::loadClass</text:span></text:p>
            <text:p text:style-name="P1"><text:span text:style-name="T4"> </text:span><text:span text:style-name="T4">*        Zend_Loader::loadFile</text:span></text:p>
            <text:p text:style-name="P1"><text:span text:style-name="T4"> </text:span><text:span text:style-name="T4">*         include_once</text:span></text:p>
            <text:p text:style-name="P1"><text:span text:style-name="T4"> </text:span><text:span text:style-name="T4">*     Instantiate helper</text:span></text:p>
            <text:p text:style-name="P1"><text:span text:style-name="T4"> </text:span><text:span text:style-name="T4">* call_user_func_array</text:span></text:p>
            <text:p text:style-name="P1"><text:span text:style-name="T4"> </text:span><text:span text:style-name="T4">*  Return helper instance</text:span></text:p>
            <text:p text:style-name="P1"><text:span text:style-name="T4"> </text:span><text:span text:style-name="T4">*   Call method on helper</text:span></text:p>
            <text:p text:style-name="P1"><text:span text:style-name="T4"> </text:span><text:span text:style-name="T4">*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rne Blankerts</meta:initial-creator>
    <meta:creation-date>2011-04-17T22:18:55</meta:creation-date>
    <meta:editing-duration>PT56S</meta:editing-duration>
    <meta:editing-cycles>3</meta:editing-cycles>
    <meta:generator>LibreOffice/3.3$Unix LibreOffice_project/330m19$Build-301</meta:generator>
    <dc:date>2011-10-01T18:53:37</dc:date>
    <dc:creator>Robert Basic</dc:creator>
    <meta:document-statistic meta:object-count="24"/>
  </office:meta>
</office:document-meta>
</file>